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ip-172-31-8-212:~# history</text:p>
      <text:p text:style-name="Standard"><text:s text:c="4"/>1 <text:s/>cd ~</text:p>
      <text:p text:style-name="Standard"><text:s text:c="4"/>2 <text:s/>cd .ssh/</text:p>
      <text:p text:style-name="Standard"><text:s text:c="4"/>3 <text:s/>vim authorized_keys </text:p>
      <text:p text:style-name="Standard"><text:s text:c="4"/>4 <text:s/>systemctl restart ssh</text:p>
      <text:p text:style-name="Standard"><text:s text:c="4"/>5 <text:s/>cd ~</text:p>
      <text:p text:style-name="Standard"><text:s text:c="4"/>6 <text:s/>wget -qO - https://www.mongodb.org/static/pgp/server-6.0.asc | sudo apt-key add -</text:p>
      <text:p text:style-name="Standard"><text:s text:c="4"/>7 <text:s/>echo "deb [ arch=amd64,arm64 ] https://repo.mongodb.org/apt/ubuntu jammy/mongodb-org/6.0 multiverse" | sudo tee /etc/apt/sources.list.d/mongodb-org-6.0.list</text:p>
      <text:p text:style-name="Standard"><text:s text:c="4"/>8 <text:s/>sudo apt-get update</text:p>
      <text:p text:style-name="Standard"><text:s text:c="4"/>9 <text:s/>apt-get install -y mongodb-org</text:p>
      <text:p text:style-name="Standard"><text:s text:c="3"/>10 <text:s/>systemctl start mongod</text:p>
      <text:p text:style-name="Standard"><text:s text:c="3"/>11 <text:s/>systemctl status mongod</text:p>
      <text:p text:style-name="Standard"><text:s text:c="3"/>12 <text:s/>systemctl enable mongod</text:p>
      <text:p text:style-name="Standard"><text:s text:c="3"/>13 <text:s/>mongosh</text:p>
      <text:p text:style-name="Standard"><text:s text:c="3"/>14 <text:s/>ufw</text:p>
      <text:p text:style-name="Standard"><text:s text:c="3"/>15 <text:s/>ufw --status</text:p>
      <text:p text:style-name="Standard"><text:s text:c="3"/>16 <text:s/>ufw status</text:p>
      <text:p text:style-name="Standard"><text:s text:c="3"/>17 <text:s/>firewall-cmd</text:p>
      <text:p text:style-name="Standard"><text:s text:c="3"/>18 <text:s/>cd /etc</text:p>
      <text:p text:style-name="Standard"><text:s text:c="3"/>19 <text:s/>ls</text:p>
      <text:p text:style-name="Standard"><text:s text:c="3"/>20 <text:s/>vim mongod.conf </text:p>
      <text:p text:style-name="Standard"><text:s text:c="3"/>21 <text:s/>systemctl restart mongod</text:p>
      <text:p text:style-name="Standard"><text:s text:c="3"/>22 <text:s/>exit</text:p>
      <text:p text:style-name="Standard"><text:s text:c="3"/>23 <text:s/>systemctl status mongod</text:p>
      <text:p text:style-name="Standard"><text:s text:c="3"/>24 <text:s/>mongosh</text:p>
      <text:p text:style-name="Standard"><text:s text:c="3"/>25 <text:s/>ls /home/</text:p>
      <text:p text:style-name="Standard"><text:s text:c="3"/>26 <text:s/>cd /etc/</text:p>
      <text:p text:style-name="Standard"><text:s text:c="3"/>27 <text:s/>vim mongod.conf </text:p>
      <text:p text:style-name="Standard"><text:s text:c="3"/>28 <text:s/>exit</text:p>
      <text:p text:style-name="Standard"><text:s text:c="3"/>29 <text:s/>vim /etc/mongod.conf </text:p>
      <text:p text:style-name="Standard"><text:s text:c="3"/>30 <text:s/>systemctl restart mongod</text:p>
      <text:p text:style-name="Standard"><text:s text:c="3"/>31 <text:s/>systemctl status mongod</text:p>
      <text:p text:style-name="Standard"><text:s text:c="3"/>32 <text:s/>exit</text:p>
      <text:p text:style-name="Standard"><text:s text:c="3"/>33 <text:s/>free -g</text:p>
      <text:p text:style-name="Standard"><text:s text:c="3"/>34 <text:s/>free -h</text:p>
      <text:p text:style-name="Standard"><text:s text:c="3"/>35 <text:s/>df -h</text:p>
      <text:p text:style-name="Standard"><text:s text:c="3"/>36 <text:s/>systemctl status mongo</text:p>
      <text:p text:style-name="Standard"><text:s text:c="3"/>37 <text:s/>systemctl status mongosh</text:p>
      <text:p text:style-name="Standard"><text:s text:c="3"/>38 <text:s/>systemctl status mongod</text:p>
      <text:p text:style-name="Standard"><text:s text:c="3"/>39 <text:s/>free -g</text:p>
      <text:p text:style-name="Standard"><text:s text:c="3"/>40 <text:s/>free -h</text:p>
      <text:p text:style-name="Standard"><text:s text:c="3"/>41 <text:s/>df -h</text:p>
      <text:p text:style-name="Standard"><text:s text:c="3"/>42 <text:s/>top</text:p>
      <text:p text:style-name="Standard"><text:s text:c="3"/>43 <text:s/>exit</text:p>
      <text:p text:style-name="Standard"><text:s text:c="3"/>44 <text:s/>systemctl status mongosh</text:p>
      <text:p text:style-name="Standard"><text:s text:c="3"/>45 <text:s/>systemctl status mongo</text:p>
      <text:p text:style-name="Standard"><text:s text:c="3"/>46 <text:s/>systemctl status mongodb</text:p>
      <text:p text:style-name="Standard"><text:s text:c="3"/>47 <text:s/>systemctl status mongod</text:p>
      <text:p text:style-name="Standard"><text:soft-page-break/><text:s text:c="3"/>48 <text:s/>cd /etc/</text:p>
      <text:p text:style-name="Standard"><text:s text:c="3"/>49 <text:s/>ls</text:p>
      <text:p text:style-name="Standard"><text:s text:c="3"/>50 <text:s/>cat mongod.conf </text:p>
      <text:p text:style-name="Standard"><text:s text:c="3"/>51 <text:s/>cp mongod.conf mongod-staging.conf</text:p>
      <text:p text:style-name="Standard"><text:s text:c="3"/>52 <text:s/>vim mongod-staging.conf </text:p>
      <text:p text:style-name="Standard"><text:s text:c="3"/>53 <text:s/>cat mongod-staging.conf </text:p>
      <text:p text:style-name="Standard"><text:s text:c="3"/>54 <text:s/>mkdir -p /var/log/mongodb/staging</text:p>
      <text:p text:style-name="Standard"><text:s text:c="3"/>55 <text:s/>mkdir -p /var/lib/staging-mongodb</text:p>
      <text:p text:style-name="Standard"><text:s text:c="3"/>56 <text:s/>cd /var/lib/mongodb</text:p>
      <text:p text:style-name="Standard"><text:s text:c="3"/>57 <text:s/>cd /etc</text:p>
      <text:p text:style-name="Standard"><text:s text:c="3"/>58 <text:s/>rm -rf /var/log/mongodb/staging</text:p>
      <text:p text:style-name="Standard"><text:s text:c="3"/>59 <text:s/>vim mongod-staging.conf </text:p>
      <text:p text:style-name="Standard"><text:s text:c="3"/>60 <text:s/>systemctl status mongod</text:p>
      <text:p text:style-name="Standard"><text:s text:c="3"/>61 <text:s/>cat /lib/systemd/system/mongod.service</text:p>
      <text:p text:style-name="Standard"><text:s text:c="3"/>62 <text:s/>cd /lib/systemd/system</text:p>
      <text:p text:style-name="Standard"><text:s text:c="3"/>63 <text:s/>ls</text:p>
      <text:p text:style-name="Standard"><text:s text:c="3"/>64 <text:s/>cp mongod.service mongod-staging.service</text:p>
      <text:p text:style-name="Standard"><text:s text:c="3"/>65 <text:s/>vim mongod-staging.service</text:p>
      <text:p text:style-name="Standard"><text:s text:c="3"/>66 <text:s/>ls /etc</text:p>
      <text:p text:style-name="Standard"><text:s text:c="3"/>67 <text:s/>vim mongod-staging.service</text:p>
      <text:p text:style-name="Standard"><text:s text:c="3"/>68 <text:s/>systemctl status mongod-staging</text:p>
      <text:p text:style-name="Standard"><text:s text:c="3"/>69 <text:s/>systemctl start mongod-staging</text:p>
      <text:p text:style-name="Standard"><text:s text:c="3"/>70 <text:s/>systemctl status mongod-staging</text:p>
      <text:p text:style-name="Standard"><text:s text:c="3"/>71 <text:s/>ls /etc</text:p>
      <text:p text:style-name="Standard"><text:s text:c="3"/>72 <text:s/>cat mongod-staging.conf</text:p>
      <text:p text:style-name="Standard"><text:s text:c="3"/>73 <text:s/>cat /etc/mongod-staging.conf</text:p>
      <text:p text:style-name="Standard"><text:s text:c="3"/>74 <text:s/>cat /var/log/mongodb/staging-mongod.log</text:p>
      <text:p text:style-name="Standard"><text:s text:c="3"/>75 <text:s/>systemctl status mongod</text:p>
      <text:p text:style-name="Standard"><text:s text:c="3"/>76 <text:s/>cat /etc/mongod-staging.conf</text:p>
      <text:p text:style-name="Standard"><text:s text:c="3"/>77 <text:s/>chown mongodb:mongodb /var/lib/mongodb /var/lib/staging-mongodb</text:p>
      <text:p text:style-name="Standard"><text:s text:c="3"/>78 <text:s/>systemctl start mongod-staging</text:p>
      <text:p text:style-name="Standard"><text:s text:c="3"/>79 <text:s/>systemctl status mongod-staging</text:p>
      <text:p text:style-name="Standard"><text:s text:c="3"/>80 <text:s/>mongod --config /etc/mongod-staging.conf</text:p>
      <text:p text:style-name="Standard"><text:s text:c="3"/>81 <text:s/>mongosh --port 27018</text:p>
      <text:p text:style-name="Standard"><text:s text:c="3"/>82 <text:s/>systemctl enable mongod-staging</text:p>
      <text:p text:style-name="Standard"><text:s text:c="3"/>83 <text:s/>exit</text:p>
      <text:p text:style-name="Standard"><text:s text:c="3"/>84 <text:s/>xit</text:p>
      <text:p text:style-name="Standard"><text:s text:c="3"/>85 <text:s/>exit</text:p>
      <text:p text:style-name="Standard"><text:s text:c="3"/>86 <text:s/>systemctl status mongod</text:p>
      <text:p text:style-name="Standard"><text:s text:c="3"/>87 <text:s/>nano /etc/mongod.conf </text:p>
      <text:p text:style-name="Standard"><text:s text:c="3"/>88 <text:s/>df -h</text:p>
      <text:p text:style-name="Standard"><text:s text:c="3"/>89 <text:s/>cd /var/log/</text:p>
      <text:p text:style-name="Standard"><text:s text:c="3"/>90 <text:s/>ls</text:p>
      <text:p text:style-name="Standard"><text:s text:c="3"/>91 <text:s/>cd mongodb/</text:p>
      <text:p text:style-name="Standard"><text:s text:c="3"/>92 <text:s/>ls</text:p>
      <text:p text:style-name="Standard"><text:s text:c="3"/>93 <text:s/>ls -ash</text:p>
      <text:p text:style-name="Standard"><text:s text:c="3"/>94 <text:s/>systemctl status mongod</text:p>
      <text:p text:style-name="Standard"><text:s text:c="3"/>95 <text:s/>systemctl status staging-mongod.log</text:p>
      <text:p text:style-name="Standard"><text:s text:c="3"/>96 <text:s/>ls</text:p>
      <text:p text:style-name="Standard"><text:soft-page-break/><text:s text:c="3"/>97 <text:s/>systemctl status staging-mongod</text:p>
      <text:p text:style-name="Standard"><text:s text:c="3"/>98 <text:s/>ls -ash</text:p>
      <text:p text:style-name="Standard"><text:s text:c="3"/>99 <text:s/>systemctl status mongod</text:p>
      <text:p text:style-name="Standard"><text:s text:c="2"/>100 <text:s/>cd /lib/systemd/system</text:p>
      <text:p text:style-name="Standard"><text:s text:c="2"/>101 <text:s/>ls</text:p>
      <text:p text:style-name="Standard"><text:s text:c="2"/>102 <text:s/>systemctl status mongod-staging.service</text:p>
      <text:p text:style-name="Standard"><text:s text:c="2"/>103 <text:s/>cd ~/.ssh/</text:p>
      <text:p text:style-name="Standard"><text:s text:c="2"/>104 <text:s/>vim authorized_keys </text:p>
      <text:p text:style-name="Standard"><text:s text:c="2"/>105 <text:s/>systemctl restart sshd</text:p>
      <text:p text:style-name="Standard"><text:s text:c="2"/>106 <text:s/>history</text:p>
      <text:p text:style-name="Standard">root@ip-172-31-8-212:~# ex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2:08:28.317733406</meta:creation-date>
    <dc:date>2023-08-24T12:08:51.591078015</dc:date>
    <meta:editing-duration>PT23S</meta:editing-duration>
    <meta:editing-cycles>1</meta:editing-cycles>
    <meta:document-statistic meta:table-count="0" meta:image-count="0" meta:object-count="0" meta:page-count="3" meta:paragraph-count="108" meta:word-count="364" meta:character-count="2887" meta:non-whitespace-character-count="2198"/>
    <meta:generator>LibreOffice/7.3.7.2$Linux_X86_64 LibreOffice_project/30$Build-2</meta:generator>
  </office:meta>
</office:document-meta>
</file>